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6e96" officeooo:paragraph-rsid="000c6e96"/>
    </style:style>
    <style:style style:name="P2" style:family="paragraph" style:parent-style-name="Standard">
      <style:paragraph-properties fo:text-align="center" style:justify-single-word="false"/>
      <style:text-properties fo:font-size="14pt" officeooo:rsid="000c6e96" officeooo:paragraph-rsid="000c6e9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c6e96" officeooo:paragraph-rsid="000c6e96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c6e96" officeooo:paragraph-rsid="000c6e96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weight="bold" officeooo:rsid="000cd9c6" officeooo:paragraph-rsid="000cd9c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2ace6" officeooo:paragraph-rsid="0012ace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42976" officeooo:paragraph-rsid="00142976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42976" officeooo:paragraph-rsid="0014297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cd9c6" officeooo:paragraph-rsid="000cd9c6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142976" officeooo:paragraph-rsid="0014297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42976" officeooo:paragraph-rsid="0014297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e7649" officeooo:paragraph-rsid="000e764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ea752" officeooo:paragraph-rsid="000ff57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19896" officeooo:paragraph-rsid="00119896" style:font-weight-asian="normal" style:font-weight-complex="normal"/>
    </style:style>
    <style:style style:name="T1" style:family="text">
      <style:text-properties officeooo:rsid="000e7649"/>
    </style:style>
    <style:style style:name="T2" style:family="text">
      <style:text-properties officeooo:rsid="000ff571"/>
    </style:style>
    <style:style style:name="T3" style:family="text">
      <style:text-properties officeooo:rsid="00119896"/>
    </style:style>
    <style:style style:name="T4" style:family="text">
      <style:text-properties officeooo:rsid="0012ace6"/>
    </style:style>
    <style:style style:name="T5" style:family="text">
      <style:text-properties officeooo:rsid="001363b3"/>
    </style:style>
    <style:style style:name="T6" style:family="text">
      <style:text-properties officeooo:rsid="00142976"/>
    </style:style>
    <style:style style:name="T7" style:family="text">
      <style:text-properties officeooo:rsid="00142f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AMA – Universidade da Amazônia</text:p>
      <text:p text:style-name="P2">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Estudo de Viabilidade de Projeto</text:p>
      <text:p text:style-name="P4">Extensão Chrome <text:span text:style-name="T1">BlockImager</text:span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ersão 001 –Adson Garcia </text:p>
      <text:p text:style-name="P1">Equipe – “The Boys”</text:p>
      <text:p text:style-name="P1"/>
      <text:p text:style-name="P1"/>
      <text:p text:style-name="P5"><text:soft-page-break/>1. Definição da problemática</text:p>
      <text:p text:style-name="P5"/>
      <text:p text:style-name="P12">A Poluição do meio ambiente perpassa por muitos fatores na atualiadade, seja por meio de desepejo inadequado de recursos e produtos das mais variadas formas, ou por outras vias como sonora, visual e energética. A humanidade tem enfrentado recentemente grandes eventos que outrora naturais, hoje se manifestam com mais intensidade devido as condições ambientais globais como consumo de CO2. </text:p>
      <text:p text:style-name="P13">Segundo NetGeo, em pesquisa a provedora de serviços de tecnologia Google revela que 1 pesquisa em seu buscador libera 0.2 gramas de CO2 e, com isso, ao contabilizar 1.000 pesquisas é consumido a mesma quantidade de CO2 de um carro percorrendo 1km. <text:span text:style-name="T2">É</text:span> notável que a medida que usuários se multiplicam e as <text:span text:style-name="T2">demandas</text:span> são atendidas e adaptadas as necessidades de usuários pelos serviços <text:span text:style-name="T2">de tecnologia seja através de criação</text:span> de <text:span text:style-name="T2">novos dispositivos, recursos mais robustos,</text:span> entretenimento e mídias <text:span text:style-name="T2">com maior qualidade o consumo e construção de fluxos de dados e servidores capazes de suportar essas mudanças se tornam parte chave dessa escalada, em</text:span> streaming por exemplo <text:span text:style-name="T2">em </text:span>que <text:span text:style-name="T2">o usuário consome 35</text:span> minuto<text:span text:style-name="T2">s em 4K </text:span>pode <text:span text:style-name="T2">facilmente </text:span>gerar um fluxo de dados de 50GB, <text:span text:style-name="T3">torna-se necessário adaptar os recursos e a forma como são ultilizados nas frentes energéticas seja por uso inteligente dos usuários e da forma empregada por fornecedores de serviços.</text:span></text:p>
      <text:p text:style-name="P13"/>
      <text:p text:style-name="P5">2. Partes Interessadas</text:p>
      <text:p text:style-name="P9"/>
      <text:p text:style-name="P10">Alan Veloso (solicitou o projeto) - <text:s/>CLIENTE</text:p>
      <text:p text:style-name="P10">Adson Cesar Santos Garcia (equipe de desenvolvimento) – SCRUM MASTER</text:p>
      <text:p text:style-name="P10">Pedro Miranda (equipe de desenvolvimento) – PRODUCT OWNER <text:s/></text:p>
      <text:p text:style-name="P10">Renan Araújo (equipe de desenvolvimento) – COPYWRITER</text:p>
      <text:p text:style-name="P8"/>
      <text:p text:style-name="P5">3. Objetivo do Projeto</text:p>
      <text:p text:style-name="P5"/>
      <text:p text:style-name="P14">O projeto “<text:span text:style-name="T5">Extensão chrome Block Imager</text:span>” visa a construção de uma extensão no <text:span text:style-name="T5">navegador</text:span> chrome que não permita que as imagens sejam baixadas <text:span text:style-name="T5">e exibidas na</text:span> página, impedindo que o fluxo de <text:span text:style-name="T5">download desses</text:span> dados seja <text:span text:style-name="T5">completado</text:span> <text:span text:style-name="T4">como </text:span><text:span text:style-name="T5">o objetivo de</text:span><text:span text:style-name="T4"> diminui</text:span><text:span text:style-name="T5">r</text:span><text:span text:style-name="T4"> do consumo de CO2 ao navegar na web, </text:span><text:span text:style-name="T6">sendo a disponibilização da funcionalidade NÃO PERMITIR O DOWNLOAD E EXIBIÇÃO DE DADOS</text:span><text:span text:style-name="T4"> </text:span><text:span text:style-name="T6">DAS IMAGENS DA PÁGINA o critério de ENTREGA/SUCESSO do produto/projeto que atendende o devido documento. </text:span></text:p>
      <text:p text:style-name="P14"/>
      <text:p text:style-name="P7">4. Requisitos do Projeto</text:p>
      <text:p text:style-name="P14"/>
      <text:p text:style-name="P11">Requisitos Funcionais;</text:p>
      <text:p text:style-name="P11">O produto deve ser executado no navegaador Chrome.</text:p>
      <text:p text:style-name="P11">O produto deve ser capaz de não baixar imagens.</text:p>
      <text:p text:style-name="P11">O produto deve ser capaz de não exibir anuncios.</text:p>
      <text:p text:style-name="P11">O produto deve ser postado no GiTHUB.</text:p>
      <text:p text:style-name="P11">O produto deve ser organizado pela Platafoma Trello.</text:p>
      <text:p text:style-name="P11"/>
      <text:p text:style-name="P11">Requisitos não Funcionais; </text:p>
      <text:p text:style-name="P11">O produto deve executar no navegador para computador.</text:p>
      <text:p text:style-name="P11">O produto deve ser executado antes do carregamento da página de forma rápida.</text:p>
      <text:p text:style-name="P11">O produto deve ser escrito e legível por qualquer editor de texto.</text:p>
      <text:p text:style-name="P11">O profuto deve ter um artefato explicativo voltado para o usuário.</text:p>
      <text:p text:style-name="P9"/>
      <text:p text:style-name="P5">4. Viabilidade de Projeto</text:p>
      <text:p text:style-name="P5"/>
      <text:p text:style-name="P6"><text:soft-page-break/><text:span text:style-name="T5">O </text:span>Projeto é totalmente viáve<text:span text:style-name="T7">l</text:span> <text:span text:style-name="T7">e útil para a proposta da problemática em desempenhar a função de consumir menos dados na web.</text:span> é desenvolvido através da ferramenta “Sublime Text3” e implementado no navegador Chrome <text:span text:style-name="T7">para os usuários da web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" style:family="paragraph" style:parent-style-name="Text_20_body" style:class="list"/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14:36:54.062000000</meta:creation-date>
    <dc:title>Simple</dc:title>
    <meta:generator>LibreOffice/24.2.2.2$Windows_X86_64 LibreOffice_project/d56cc158d8a96260b836f100ef4b4ef25d6f1a01</meta:generator>
    <meta:editing-duration>PT2H38M24S</meta:editing-duration>
    <meta:editing-cycles>4</meta:editing-cycles>
    <dc:date>2024-05-28T12:06:19.898000000</dc:date>
    <meta:document-statistic meta:table-count="0" meta:image-count="0" meta:object-count="0" meta:page-count="3" meta:paragraph-count="30" meta:word-count="491" meta:character-count="3110" meta:non-whitespace-character-count="2637"/>
  </office:meta>
</office:document-meta>
</file>